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1" style:family="table">
      <style:table-properties style:width="6.9271in" fo:margin-left="0in" table:align="left"/>
    </style:style>
    <style:style style:name="Table1.A" style:family="table-column">
      <style:table-column-properties style:column-width="0.3125in"/>
    </style:style>
    <style:style style:name="Table1.B" style:family="table-column">
      <style:table-column-properties style:column-width="2.2486in"/>
    </style:style>
    <style:style style:name="Table1.C" style:family="table-column">
      <style:table-column-properties style:column-width="2.2479in"/>
    </style:style>
    <style:style style:name="Table1.D" style:family="table-column">
      <style:table-column-properties style:column-width="2.118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6" style:family="table">
      <style:table-properties style:width="6.925in" fo:break-before="page"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7" style:family="table">
      <style:table-properties style:width="6.925in" fo:break-before="page"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9" style:family="table">
      <style:table-properties style:width="6.925in" fo:break-before="page"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P1" style:family="paragraph" style:parent-style-name="Table_20_Contents">
      <style:paragraph-properties fo:text-align="center" style:justify-single-word="false"/>
      <style:text-properties style:rfc-language-tag="en-GB-oed" fo:language="en" fo:country="GB" officeooo:rsid="00162bbc" officeooo:paragraph-rsid="001a768c"/>
    </style:style>
    <style:style style:name="P2" style:family="paragraph" style:parent-style-name="Table_20_Contents">
      <style:paragraph-properties fo:text-align="center" style:justify-single-word="false"/>
      <style:text-properties style:rfc-language-tag="en-GB-oed" fo:language="en" fo:country="GB" officeooo:rsid="001e5606" officeooo:paragraph-rsid="001a768c"/>
    </style:style>
    <style:style style:name="P3" style:family="paragraph" style:parent-style-name="Table_20_Contents">
      <style:text-properties style:rfc-language-tag="en-GB-oed" fo:language="en" fo:country="GB" officeooo:rsid="001e5606" officeooo:paragraph-rsid="001a768c"/>
    </style:style>
    <style:style style:name="P4" style:family="paragraph" style:parent-style-name="Table_20_Contents">
      <style:text-properties style:rfc-language-tag="en-GB-oed" fo:language="en" fo:country="GB" officeooo:rsid="001b8907" officeooo:paragraph-rsid="001a768c"/>
    </style:style>
    <style:style style:name="P5" style:family="paragraph" style:parent-style-name="Table_20_Contents">
      <style:text-properties style:rfc-language-tag="en-GB-oed" fo:language="en" fo:country="GB" officeooo:rsid="001f4b4e" officeooo:paragraph-rsid="001a768c"/>
    </style:style>
    <style:style style:name="P6" style:family="paragraph" style:parent-style-name="Table_20_Contents">
      <style:text-properties style:rfc-language-tag="en-GB-oed" fo:language="en" fo:country="GB" officeooo:rsid="0020956a" officeooo:paragraph-rsid="001a768c"/>
    </style:style>
    <style:style style:name="P7" style:family="paragraph" style:parent-style-name="Table_20_Contents">
      <style:text-properties style:rfc-language-tag="en-GB-oed" fo:language="en" fo:country="GB" officeooo:rsid="0020c5fb" officeooo:paragraph-rsid="001a768c"/>
    </style:style>
    <style:style style:name="P8" style:family="paragraph" style:parent-style-name="Table_20_Contents">
      <style:paragraph-properties fo:text-align="center" style:justify-single-word="false"/>
      <style:text-properties style:rfc-language-tag="en-GB-oed" fo:language="en" fo:country="GB" officeooo:rsid="00259b2a" officeooo:paragraph-rsid="001a768c"/>
    </style:style>
    <style:style style:name="P9" style:family="paragraph" style:parent-style-name="Table_20_Contents">
      <style:text-properties style:rfc-language-tag="en-GB-oed" fo:language="en" fo:country="GB" officeooo:rsid="00259b2a" officeooo:paragraph-rsid="001a768c"/>
    </style:style>
    <style:style style:name="P10" style:family="paragraph" style:parent-style-name="Table_20_Contents">
      <style:text-properties style:rfc-language-tag="en-GB-oed" fo:language="en" fo:country="GB" officeooo:rsid="00237ace" officeooo:paragraph-rsid="001a768c"/>
    </style:style>
    <style:style style:name="P11" style:family="paragraph" style:parent-style-name="Table_20_Contents">
      <style:text-properties style:rfc-language-tag="en-GB-oed" fo:language="en" fo:country="GB" officeooo:rsid="0029f15c" officeooo:paragraph-rsid="001a768c"/>
    </style:style>
    <style:style style:name="P12" style:family="paragraph" style:parent-style-name="Table_20_Contents">
      <style:text-properties style:rfc-language-tag="en-GB-oed" fo:language="en" fo:country="GB" officeooo:rsid="00254cc9" officeooo:paragraph-rsid="001a768c"/>
    </style:style>
    <style:style style:name="P13" style:family="paragraph" style:parent-style-name="Table_20_Contents">
      <style:text-properties style:rfc-language-tag="en-GB-oed" fo:language="en" fo:country="GB" officeooo:rsid="002653d7" officeooo:paragraph-rsid="001a768c"/>
    </style:style>
    <style:style style:name="P14" style:family="paragraph" style:parent-style-name="Table_20_Contents">
      <style:text-properties style:rfc-language-tag="en-GB-oed" fo:language="en" fo:country="GB" officeooo:rsid="0028f624" officeooo:paragraph-rsid="001a768c"/>
    </style:style>
    <style:style style:name="P15" style:family="paragraph" style:parent-style-name="Table_20_Contents">
      <style:paragraph-properties fo:text-align="center" style:justify-single-word="false"/>
      <style:text-properties style:rfc-language-tag="en-GB-oed" fo:language="en" fo:country="GB" officeooo:rsid="0018179a" officeooo:paragraph-rsid="001a768c"/>
    </style:style>
    <style:style style:name="P16" style:family="paragraph" style:parent-style-name="Table_20_Contents">
      <style:text-properties style:rfc-language-tag="en-GB-oed" fo:language="en" fo:country="GB" officeooo:rsid="002dde76" officeooo:paragraph-rsid="001a768c"/>
    </style:style>
    <style:style style:name="P17" style:family="paragraph" style:parent-style-name="Table_20_Contents">
      <style:text-properties style:rfc-language-tag="en-GB-oed" fo:language="en" fo:country="GB" officeooo:rsid="002e3785" officeooo:paragraph-rsid="001a768c"/>
    </style:style>
    <style:style style:name="P18" style:family="paragraph" style:parent-style-name="Table_20_Contents">
      <style:text-properties style:rfc-language-tag="en-GB-oed" fo:language="en" fo:country="GB" officeooo:rsid="0031e417" officeooo:paragraph-rsid="001a768c"/>
    </style:style>
    <style:style style:name="P19" style:family="paragraph" style:parent-style-name="Table_20_Contents">
      <style:text-properties style:rfc-language-tag="en-GB-oed" fo:language="en" fo:country="GB" officeooo:rsid="0030806b" officeooo:paragraph-rsid="001a768c"/>
    </style:style>
    <style:style style:name="P20" style:family="paragraph" style:parent-style-name="Table_20_Contents">
      <style:text-properties style:rfc-language-tag="en-GB-oed" fo:language="en" fo:country="GB" officeooo:rsid="00344eef" officeooo:paragraph-rsid="001a768c"/>
    </style:style>
    <style:style style:name="P21" style:family="paragraph" style:parent-style-name="Table_20_Contents">
      <style:text-properties style:rfc-language-tag="en-GB-oed" fo:language="en" fo:country="GB" officeooo:rsid="0032398c" officeooo:paragraph-rsid="001a768c"/>
    </style:style>
    <style:style style:name="P22" style:family="paragraph" style:parent-style-name="Table_20_Contents">
      <style:text-properties style:rfc-language-tag="en-GB-oed" fo:language="en" fo:country="GB" officeooo:rsid="0035c4d8" officeooo:paragraph-rsid="001a768c"/>
    </style:style>
    <style:style style:name="P23" style:family="paragraph" style:parent-style-name="Table_20_Contents">
      <style:text-properties style:rfc-language-tag="en-GB-oed" fo:language="en" fo:country="GB" officeooo:rsid="00363a35" officeooo:paragraph-rsid="001a768c"/>
    </style:style>
    <style:style style:name="P24" style:family="paragraph" style:parent-style-name="Table_20_Contents">
      <style:text-properties style:rfc-language-tag="en-GB-oed" fo:language="en" fo:country="GB" officeooo:rsid="0037da69" officeooo:paragraph-rsid="001a768c"/>
    </style:style>
    <style:style style:name="P25" style:family="paragraph" style:parent-style-name="Table_20_Contents">
      <style:text-properties style:rfc-language-tag="en-GB-oed" fo:language="en" fo:country="GB" officeooo:paragraph-rsid="001a768c"/>
    </style:style>
    <style:style style:name="P26" style:family="paragraph" style:parent-style-name="Table_20_Contents">
      <style:text-properties officeooo:rsid="004d8399" officeooo:paragraph-rsid="001a768c"/>
    </style:style>
    <style:style style:name="P27" style:family="paragraph" style:parent-style-name="Table_20_Contents">
      <style:text-properties officeooo:rsid="0045c9e0" officeooo:paragraph-rsid="001a768c"/>
    </style:style>
    <style:style style:name="P28" style:family="paragraph" style:parent-style-name="Table_20_Contents">
      <style:paragraph-properties fo:text-align="center" style:justify-single-word="false" style:writing-mode="lr-tb"/>
      <style:text-properties style:rfc-language-tag="en-GB-oed" fo:language="en" fo:country="GB" officeooo:rsid="001a06db" officeooo:paragraph-rsid="001a768c"/>
    </style:style>
    <style:style style:name="P29" style:family="paragraph" style:parent-style-name="Table_20_Contents">
      <style:paragraph-properties fo:text-align="center" style:justify-single-word="false" style:writing-mode="lr-tb"/>
      <style:text-properties style:rfc-language-tag="en-GB-oed" fo:language="en" fo:country="GB" officeooo:rsid="001f526f" officeooo:paragraph-rsid="001a768c"/>
    </style:style>
    <style:style style:name="P30" style:family="paragraph" style:parent-style-name="Text_20_body">
      <style:text-properties style:rfc-language-tag="en-GB-oed" fo:language="en" fo:country="GB" officeooo:rsid="003a6022" officeooo:paragraph-rsid="001a768c"/>
    </style:style>
    <style:style style:name="P31" style:family="paragraph" style:parent-style-name="Text_20_body">
      <style:text-properties style:rfc-language-tag="en-GB-oed" fo:language="en" fo:country="GB" officeooo:rsid="003bd21c" officeooo:paragraph-rsid="001a768c"/>
    </style:style>
    <style:style style:name="P32" style:family="paragraph" style:parent-style-name="Text_20_body">
      <style:text-properties style:rfc-language-tag="en-GB-oed" fo:language="en" fo:country="GB" officeooo:rsid="003d0807" officeooo:paragraph-rsid="001a768c"/>
    </style:style>
    <style:style style:name="P33" style:family="paragraph" style:parent-style-name="Text_20_body">
      <style:text-properties style:rfc-language-tag="en-GB-oed" fo:language="en" fo:country="GB" officeooo:rsid="0047817c" officeooo:paragraph-rsid="001a768c"/>
    </style:style>
    <style:style style:name="P34" style:family="paragraph" style:parent-style-name="Text_20_body">
      <style:text-properties officeooo:rsid="003bd21c" officeooo:paragraph-rsid="001a768c"/>
    </style:style>
    <style:style style:name="P35" style:family="paragraph" style:parent-style-name="Text_20_body">
      <style:text-properties officeooo:paragraph-rsid="001a768c"/>
    </style:style>
    <style:style style:name="P36" style:family="paragraph" style:parent-style-name="Text_20_body">
      <style:paragraph-properties fo:break-before="page"/>
      <style:text-properties style:rfc-language-tag="en-GB-oed" fo:language="en" fo:country="GB" officeooo:rsid="003bd21c" officeooo:paragraph-rsid="001a768c"/>
    </style:style>
    <style:style style:name="P37" style:family="paragraph" style:parent-style-name="Text_20_body">
      <style:paragraph-properties fo:break-before="page"/>
      <style:text-properties style:rfc-language-tag="en-GB-oed" fo:language="en" fo:country="GB" officeooo:paragraph-rsid="001a768c"/>
    </style:style>
    <style:style style:name="P38" style:family="paragraph" style:parent-style-name="Standard">
      <style:text-properties style:rfc-language-tag="en-GB-oed" fo:language="en" fo:country="GB" officeooo:rsid="0049c05c" officeooo:paragraph-rsid="001a768c"/>
    </style:style>
    <style:style style:name="P39" style:family="paragraph" style:parent-style-name="Standard">
      <style:text-properties style:rfc-language-tag="en-GB-oed" fo:language="en" fo:country="GB" officeooo:rsid="001f526f" officeooo:paragraph-rsid="001a768c"/>
    </style:style>
    <style:style style:name="P40" style:family="paragraph" style:parent-style-name="Standard">
      <style:text-properties style:rfc-language-tag="en-GB-oed" fo:language="en" fo:country="GB" officeooo:rsid="0020956a" officeooo:paragraph-rsid="001a768c"/>
    </style:style>
    <style:style style:name="P41" style:family="paragraph" style:parent-style-name="Standard">
      <style:text-properties style:rfc-language-tag="en-GB-oed" fo:language="en" fo:country="GB" officeooo:rsid="003cbd37" officeooo:paragraph-rsid="001a768c"/>
    </style:style>
    <style:style style:name="P42" style:family="paragraph" style:parent-style-name="Standard">
      <style:text-properties style:rfc-language-tag="en-GB-oed" fo:language="en" fo:country="GB" officeooo:rsid="00162bbc" officeooo:paragraph-rsid="001a768c"/>
    </style:style>
    <style:style style:name="P43" style:family="paragraph" style:parent-style-name="Standard">
      <style:text-properties style:rfc-language-tag="en-GB-oed" fo:language="en" fo:country="GB" officeooo:rsid="003d0807" officeooo:paragraph-rsid="001a768c"/>
    </style:style>
    <style:style style:name="P44" style:family="paragraph" style:parent-style-name="Standard">
      <style:text-properties style:rfc-language-tag="en-GB-oed" fo:language="en" fo:country="GB" officeooo:rsid="004d8399" officeooo:paragraph-rsid="001a768c"/>
    </style:style>
    <style:style style:name="P45" style:family="paragraph" style:parent-style-name="Standard">
      <style:text-properties style:rfc-language-tag="en-GB-oed" fo:language="en" fo:country="GB" officeooo:rsid="003d6a8f" officeooo:paragraph-rsid="001a768c"/>
    </style:style>
    <style:style style:name="P46" style:family="paragraph" style:parent-style-name="Standard">
      <style:text-properties style:rfc-language-tag="en-GB-oed" fo:language="en" fo:country="GB" officeooo:rsid="003d82ec" officeooo:paragraph-rsid="001a768c"/>
    </style:style>
    <style:style style:name="P47" style:family="paragraph" style:parent-style-name="Standard">
      <style:text-properties style:rfc-language-tag="en-GB-oed" fo:language="en" fo:country="GB" officeooo:rsid="003d82ec" officeooo:paragraph-rsid="001a768c" fo:background-color="#ffff00"/>
    </style:style>
    <style:style style:name="P48" style:family="paragraph" style:parent-style-name="Standard">
      <style:text-properties style:rfc-language-tag="en-GB-oed" fo:language="en" fo:country="GB" officeooo:rsid="003f54bf" officeooo:paragraph-rsid="001a768c" fo:background-color="#ffff00"/>
    </style:style>
    <style:style style:name="P49" style:family="paragraph" style:parent-style-name="Standard">
      <style:text-properties style:rfc-language-tag="en-GB-oed" fo:language="en" fo:country="GB" officeooo:rsid="004376f0" officeooo:paragraph-rsid="001a768c" fo:background-color="#ffffff"/>
    </style:style>
    <style:style style:name="P50" style:family="paragraph" style:parent-style-name="Standard">
      <style:text-properties style:rfc-language-tag="en-GB-oed" fo:language="en" fo:country="GB" officeooo:rsid="0045c9e0" officeooo:paragraph-rsid="001a768c" fo:background-color="#ffffff"/>
    </style:style>
    <style:style style:name="P51" style:family="paragraph" style:parent-style-name="Standard">
      <style:text-properties style:rfc-language-tag="en-GB-oed" fo:language="en" fo:country="GB" officeooo:rsid="00511b8f" officeooo:paragraph-rsid="001a768c" fo:background-color="#ffffff"/>
    </style:style>
    <style:style style:name="P52" style:family="paragraph" style:parent-style-name="Standard">
      <style:text-properties style:rfc-language-tag="en-GB-oed" fo:language="en" fo:country="GB" officeooo:rsid="003fe289" officeooo:paragraph-rsid="001a768c" fo:background-color="transparent"/>
    </style:style>
    <style:style style:name="P53" style:family="paragraph" style:parent-style-name="Standard">
      <style:text-properties style:rfc-language-tag="en-GB-oed" fo:language="en" fo:country="GB" officeooo:rsid="002e3785" officeooo:paragraph-rsid="001a768c"/>
    </style:style>
    <style:style style:name="P54" style:family="paragraph" style:parent-style-name="Standard">
      <style:text-properties style:rfc-language-tag="en-GB-oed" fo:language="en" fo:country="GB" officeooo:paragraph-rsid="001a768c"/>
    </style:style>
    <style:style style:name="P55" style:family="paragraph" style:parent-style-name="Standard">
      <style:text-properties officeooo:paragraph-rsid="001a768c"/>
    </style:style>
    <style:style style:name="P56" style:family="paragraph" style:parent-style-name="Standard">
      <style:text-properties style:rfc-language-tag="en-GB-oed" fo:language="en" fo:country="GB" officeooo:rsid="003cbd37" officeooo:paragraph-rsid="001a768c"/>
    </style:style>
    <style:style style:name="P57" style:family="paragraph" style:parent-style-name="Standard">
      <style:text-properties style:rfc-language-tag="en-GB-oed" fo:language="en" fo:country="GB" officeooo:rsid="003d6a8f" officeooo:paragraph-rsid="001a768c"/>
    </style:style>
    <style:style style:name="P58" style:family="paragraph" style:parent-style-name="Standard">
      <style:text-properties style:rfc-language-tag="en-GB-oed" fo:language="en" fo:country="GB" officeooo:rsid="003f54bf" officeooo:paragraph-rsid="001a768c" fo:background-color="#ffff00"/>
    </style:style>
    <style:style style:name="P59" style:family="paragraph" style:parent-style-name="Standard">
      <style:text-properties style:rfc-language-tag="en-GB-oed" fo:language="en" fo:country="GB" officeooo:rsid="0049c05c" officeooo:paragraph-rsid="001a768c"/>
    </style:style>
    <style:style style:name="P60" style:family="paragraph" style:parent-style-name="Standard">
      <style:text-properties style:rfc-language-tag="en-GB-oed" fo:language="en" fo:country="GB" officeooo:rsid="002fbe3a" officeooo:paragraph-rsid="001a768c"/>
    </style:style>
    <style:style style:name="P61" style:family="paragraph" style:parent-style-name="Standard">
      <style:text-properties style:rfc-language-tag="en-GB-oed" fo:language="en" fo:country="GB" officeooo:paragraph-rsid="001a768c"/>
    </style:style>
    <style:style style:name="P62" style:family="paragraph" style:parent-style-name="Text_20_body">
      <style:text-properties style:rfc-language-tag="en-GB-oed" fo:language="en" fo:country="GB" officeooo:rsid="003a6022" officeooo:paragraph-rsid="001a768c"/>
    </style:style>
    <style:style style:name="P63" style:family="paragraph" style:parent-style-name="Text_20_body">
      <style:text-properties style:rfc-language-tag="en-GB-oed" fo:language="en" fo:country="GB" officeooo:rsid="00162bbc" officeooo:paragraph-rsid="001a768c"/>
    </style:style>
    <style:style style:name="P64" style:family="paragraph" style:parent-style-name="Text_20_body">
      <style:text-properties style:rfc-language-tag="en-GB-oed" fo:language="en" fo:country="GB" officeooo:rsid="0045c9e0" officeooo:paragraph-rsid="001a768c"/>
    </style:style>
    <style:style style:name="P65" style:family="paragraph" style:parent-style-name="Text_20_body">
      <style:text-properties style:rfc-language-tag="en-GB-oed" fo:language="en" fo:country="GB" officeooo:rsid="004b8a21" officeooo:paragraph-rsid="001a768c"/>
    </style:style>
    <style:style style:name="P66" style:family="paragraph" style:parent-style-name="Text_20_body">
      <style:text-properties style:rfc-language-tag="en-GB-oed" fo:language="en" fo:country="GB" officeooo:rsid="0047817c" officeooo:paragraph-rsid="001a768c"/>
    </style:style>
    <style:style style:name="P67" style:family="paragraph" style:parent-style-name="Table_20_Contents">
      <style:text-properties officeooo:rsid="004376f0" officeooo:paragraph-rsid="001a768c"/>
    </style:style>
    <style:style style:name="P68" style:family="paragraph" style:parent-style-name="Table_20_Contents">
      <style:text-properties style:rfc-language-tag="en-GB-oed" fo:language="en" fo:country="GB" officeooo:rsid="001b9dce" officeooo:paragraph-rsid="001a768c"/>
    </style:style>
    <style:style style:name="P69" style:family="paragraph" style:parent-style-name="Table_20_Contents">
      <style:text-properties style:rfc-language-tag="en-GB-oed" fo:language="en" fo:country="GB" officeooo:rsid="001e5606" officeooo:paragraph-rsid="001a768c"/>
    </style:style>
    <style:style style:name="P70" style:family="paragraph" style:parent-style-name="Table_20_Contents">
      <style:text-properties style:rfc-language-tag="en-GB-oed" fo:language="en" fo:country="GB" officeooo:rsid="002e3785" officeooo:paragraph-rsid="001a768c"/>
    </style:style>
    <style:style style:name="P71" style:family="paragraph" style:parent-style-name="Table_20_Contents">
      <style:text-properties style:rfc-language-tag="en-GB-oed" fo:language="en" fo:country="GB" officeooo:rsid="0031e417" officeooo:paragraph-rsid="001a768c"/>
    </style:style>
    <style:style style:name="P72" style:family="paragraph" style:parent-style-name="Table_20_Contents">
      <style:text-properties style:rfc-language-tag="en-GB-oed" fo:language="en" fo:country="GB" officeooo:rsid="00344eef" officeooo:paragraph-rsid="001a768c"/>
    </style:style>
    <style:style style:name="P73" style:family="paragraph" style:parent-style-name="Table_20_Contents">
      <style:text-properties style:rfc-language-tag="en-GB-oed" fo:language="en" fo:country="GB" officeooo:rsid="0037da69" officeooo:paragraph-rsid="001a768c"/>
    </style:style>
    <style:style style:name="T1" style:family="text">
      <style:text-properties style:rfc-language-tag="en-GB-oed" fo:language="en" fo:country="GB"/>
    </style:style>
    <style:style style:name="T2" style:family="text">
      <style:text-properties style:rfc-language-tag="en-GB-oed" fo:language="en" fo:country="GB" officeooo:rsid="003a6022"/>
    </style:style>
    <style:style style:name="T3" style:family="text">
      <style:text-properties style:rfc-language-tag="en-GB-oed" fo:language="en" fo:country="GB" officeooo:rsid="004b8a21"/>
    </style:style>
    <style:style style:name="T4" style:family="text">
      <style:text-properties style:rfc-language-tag="en-GB-oed" fo:language="en" fo:country="GB" officeooo:rsid="00162bbc"/>
    </style:style>
    <style:style style:name="T5" style:family="text">
      <style:text-properties style:rfc-language-tag="en-GB-oed" fo:language="en" fo:country="GB" officeooo:rsid="0045c9e0"/>
    </style:style>
    <style:style style:name="T6" style:family="text">
      <style:text-properties style:rfc-language-tag="en-GB-oed" fo:language="en" fo:country="GB" officeooo:rsid="0047817c"/>
    </style:style>
    <style:style style:name="T7" style:family="text">
      <style:text-properties style:rfc-language-tag="en-GB-oed" fo:language="en" fo:country="GB" officeooo:rsid="003d82ec" fo:background-color="#ffff00" loext:char-shading-value="0"/>
    </style:style>
    <style:style style:name="T8" style:family="text">
      <style:text-properties style:rfc-language-tag="en-GB-oed" fo:language="en" fo:country="GB" officeooo:rsid="003f54bf" fo:background-color="#ffff00" loext:char-shading-value="0"/>
    </style:style>
    <style:style style:name="T9" style:family="text">
      <style:text-properties officeooo:rsid="003d0807"/>
    </style:style>
    <style:style style:name="T10" style:family="text">
      <style:text-properties officeooo:rsid="004b8a21"/>
    </style:style>
    <style:style style:name="T11" style:family="text">
      <style:text-properties officeooo:rsid="003cbd37"/>
    </style:style>
    <style:style style:name="T12" style:family="text">
      <style:text-properties officeooo:rsid="001b9dce"/>
    </style:style>
    <style:style style:name="T13" style:family="text">
      <style:text-properties officeooo:rsid="0020956a"/>
    </style:style>
    <style:style style:name="T14" style:family="text">
      <style:text-properties officeooo:rsid="001f526f"/>
    </style:style>
    <style:style style:name="T15" style:family="text">
      <style:text-properties officeooo:rsid="0020c5fb"/>
    </style:style>
    <style:style style:name="T16" style:family="text">
      <style:text-properties officeooo:rsid="00259b2a"/>
    </style:style>
    <style:style style:name="T17" style:family="text">
      <style:text-properties officeooo:rsid="00490ed7"/>
    </style:style>
    <style:style style:name="T18" style:family="text">
      <style:text-properties officeooo:rsid="00218ff7"/>
    </style:style>
    <style:style style:name="T19" style:family="text">
      <style:text-properties officeooo:rsid="00254cc9"/>
    </style:style>
    <style:style style:name="T20" style:family="text">
      <style:text-properties officeooo:rsid="001e5606"/>
    </style:style>
    <style:style style:name="T21" style:family="text">
      <style:text-properties officeooo:rsid="001f4b4e"/>
    </style:style>
    <style:style style:name="T22" style:family="text">
      <style:text-properties officeooo:rsid="00278791"/>
    </style:style>
    <style:style style:name="T23" style:family="text">
      <style:text-properties officeooo:rsid="0029f15c"/>
    </style:style>
    <style:style style:name="T24" style:family="text">
      <style:text-properties officeooo:rsid="003d6a8f"/>
    </style:style>
    <style:style style:name="T25" style:family="text">
      <style:text-properties style:font-size-asian="10.5pt" style:font-weight-asian="normal"/>
    </style:style>
    <style:style style:name="T26" style:family="text">
      <style:text-properties officeooo:rsid="003fe289"/>
    </style:style>
    <style:style style:name="T27" style:family="text">
      <style:text-properties officeooo:rsid="004f6e7b"/>
    </style:style>
    <style:style style:name="T28" style:family="text">
      <style:text-properties officeooo:rsid="00507776"/>
    </style:style>
    <style:style style:name="T29" style:family="text">
      <style:text-properties officeooo:rsid="003f54bf"/>
    </style:style>
    <style:style style:name="T30" style:family="text">
      <style:text-properties officeooo:rsid="00162bbc"/>
    </style:style>
    <style:style style:name="T31" style:family="text">
      <style:text-properties officeooo:rsid="0031e417"/>
    </style:style>
    <style:style style:name="T32" style:family="text">
      <style:text-properties officeooo:rsid="0035c4d8"/>
    </style:style>
    <style:style style:name="T33" style:family="text">
      <style:text-properties officeooo:rsid="0030806b"/>
    </style:style>
    <style:style style:name="T34" style:family="text">
      <style:text-properties officeooo:rsid="00363a35"/>
    </style:style>
    <style:style style:name="T35" style:family="text">
      <style:text-properties officeooo:rsid="00338511"/>
    </style:style>
    <style:style style:name="T36" style:family="text">
      <style:text-properties officeooo:rsid="00403d60"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UnB - LET – 2020-1 <text:s/>Introdução à Morfossintaxe do Inglês - REMOTO</text:p>
      <text:p text:style-name="P30">Professor: Cláudio Corrêa e Castro <text:s text:c="2"/></text:p>
      <text:p text:style-name="P30">GOAL: <text:line-break/>This course is an introduction to the foundations of the grammar of the English language. <text:s/>Its main aims are: (a) to give a broad overview of the main syntactic and morphological phenomena of English through empirical analysis of language; (b) introduce the analytical tools and procedures for the empirical study of language. <text:s/></text:p>
      <text:p text:style-name="P30">SYLLABUS: <text:line-break/>Syntactic constituency. Grammatical categories. Phrase structure. Clause structure. Word formation. Inflection. </text:p>
      <text:p text:style-name="P30">BIBLIOGRAPHY: <text:s/><text:line-break/>Huddleston, R &amp; G. Pullum (2005) A Student’s Introduction to English Grammar. CUP. <text:line-break/>Huddleston, R &amp; G. Pullum (2001) The Cambridge Grammar of the English Language. CUP.<text:line-break/>Muller, S. (2018) Grammatical theory - From transformational grammar to constraint-based approaches. Language Science Press.<text:line-break/>Sag, I et al. (2003) Syntactic Theory: A Formal Introduction. CSLI Lecture Notes. </text:p>
      <text:p text:style-name="P30"/>
      <text:p text:style-name="P30"/>
      <text:p text:style-name="P37"/>
      <table:table table:name="Table4" table:style-name="Table4">
        <table:table-column table:style-name="Table4.A"/>
        <table:table-row>
          <table:table-cell table:style-name="Table4.A1" office:value-type="string">
            <text:p text:style-name="P30">WHERE WILL THE COURSE HAPPEN?</text:p>
          </table:table-cell>
        </table:table-row>
      </table:table>
      <text:p text:style-name="P30"/>
      <text:p text:style-name="P30">I have decided not to use a platform. So, no Aprender3, no Microsoft Teams. </text:p>
      <text:p text:style-name="P35"><text:span text:style-name="T2">We will communicate through Telegram and the email address </text:span><text:a xlink:type="simple" xlink:href="mailto:intromorpho2020.1@gmail.com" text:style-name="Internet_20_link" text:visited-style-name="Visited_20_Internet_20_Link"><text:span text:style-name="T1">intromorpho2020.1@gmail.com</text:span></text:a></text:p>
      <text:p text:style-name="P31">Video lectures will be available in a YouTube Channel. </text:p>
      <text:p text:style-name="P32">Readings and exercises will be available in Google Drive folders.</text:p>
      <text:p text:style-name="P31">Each week I will <text:span text:style-name="T9">remind</text:span> you <text:span text:style-name="T9">of </text:span>the tasks for that week via email and Telegram message <text:span text:style-name="T10">and send videos to get you started and help you with homework</text:span>. </text:p>
      <text:p text:style-name="P34"><text:span text:style-name="T1">When you have to hand in tasks, you will do so by sending them to me at </text:span><text:a xlink:type="simple" xlink:href="mailto:intromorpho2020.1@gmail.com" text:style-name="Internet_20_link" text:visited-style-name="Visited_20_Internet_20_Link">intromorpho2020.1@gmail.com</text:a><text:span text:style-name="T1"> <text:s/></text:span><text:span text:style-name="T3">(read on to find out more about that)</text:span></text:p>
      <text:p text:style-name="P63"/>
      <table:table table:name="Table5" table:style-name="Table5">
        <table:table-column table:style-name="Table5.A"/>
        <table:table-row>
          <table:table-cell table:style-name="Table5.A1" office:value-type="string">
            <text:p text:style-name="P64">WHAT <text:s/>DOES THE COURSE CONSIST OF?</text:p>
          </table:table-cell>
        </table:table-row>
      </table:table>
      <text:p text:style-name="P34"><text:span text:style-name="T4">The course consists of 15 items. </text:span><text:span text:style-name="T1">Each item revolves around a topic and a reading. </text:span></text:p>
      <text:p text:style-name="P34"><text:span text:style-name="T5">Each item corresponds to a week of course.</text:span><text:span text:style-name="T1"> </text:span><text:span text:style-name="T5">There </text:span><text:span text:style-name="T6">are 15 items which correspond to the week between the week that starts <text:s/>24AUG, when we really start, <text:s/>and th 30NOV, which is our last week.</text:span></text:p>
      <text:p text:style-name="P31"><text:span text:style-name="T10">On the next page you will find a table with the items</text:span>. </text:p>
      <text:p text:style-name="P65">Notice that the table also has items <text:s/>0 (zero) and 0.5(half). What the hell is that?? </text:p>
      <text:p text:style-name="P65">Those two extra items don’t correspond to weeks of course. I just included them so that the homework you did in March can be handed in. </text:p>
      <text:p text:style-name="P33">If you remember we had two classes where you had some homework already. And then for the week that was supposed to have been semana de boas-vindas I sent you some videos and worksheets. What you did then can count for course credit if you want. <text:s/></text:p>
      <text:p text:style-name="P33">I will give instructions on how to hand it in in telegram.</text:p>
      <text:p text:style-name="P3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
          </table:table-cell>
          <table:table-cell table:style-name="Table1.A1" office:value-type="string">
            <text:p text:style-name="P28">TOPIC</text:p>
          </table:table-cell>
          <table:table-cell table:style-name="Table1.A1" office:value-type="string">
            <text:p text:style-name="P29">READINGS</text:p>
          </table:table-cell>
          <table:table-cell table:style-name="Table1.D1" office:value-type="string">
            <text:p text:style-name="P1">HOMEWORK</text:p>
          </table:table-cell>
        </table:table-row>
        <table:table-row>
          <table:table-cell table:style-name="Table1.A2" office:value-type="string">
            <text:p text:style-name="P2">0</text:p>
          </table:table-cell>
          <table:table-cell table:style-name="Table1.A2" office:value-type="string">
            <text:p text:style-name="P3">-----</text:p>
          </table:table-cell>
          <table:table-cell table:style-name="Table1.A2" office:value-type="string">
            <text:p text:style-name="P4"><text:s/>-----</text:p>
          </table:table-cell>
          <table:table-cell table:style-name="Table1.D2" office:value-type="string">
            <text:p text:style-name="P4">hand in HW from week 1 (march)</text:p>
          </table:table-cell>
        </table:table-row>
        <table:table-row>
          <table:table-cell table:style-name="Table1.A2" office:value-type="string">
            <text:p text:style-name="P2"><text:span text:style-name="T11">0</text:span>.5</text:p>
          </table:table-cell>
          <table:table-cell table:style-name="Table1.A2" office:value-type="string">
            <text:p text:style-name="P3">-----</text:p>
          </table:table-cell>
          <table:table-cell table:style-name="Table1.A2" office:value-type="string">
            <text:p text:style-name="P4">------ </text:p>
          </table:table-cell>
          <table:table-cell table:style-name="Table1.D2" office:value-type="string">
            <text:p text:style-name="P4">hand in HW from week 2 (march)</text:p>
          </table:table-cell>
        </table:table-row>
        <table:table-row>
          <table:table-cell table:style-name="Table1.A2" office:value-type="string">
            <text:p text:style-name="P2">1</text:p>
          </table:table-cell>
          <table:table-cell table:style-name="Table1.A2" office:value-type="string">
            <text:p text:style-name="P4">Descripti<text:span text:style-name="T12">on and Prescription </text:span></text:p>
          </table:table-cell>
          <table:table-cell table:style-name="Table1.A2" office:value-type="string">
            <text:p text:style-name="P38">video (link in worksheet)</text:p>
          </table:table-cell>
          <table:table-cell table:style-name="Table1.D2" office:value-type="string">
            <text:p text:style-name="P38">worksheet</text:p>
          </table:table-cell>
        </table:table-row>
        <table:table-row>
          <table:table-cell table:style-name="Table1.A2" office:value-type="string">
            <text:p text:style-name="P2">2</text:p>
          </table:table-cell>
          <table:table-cell table:style-name="Table1.A2" office:value-type="string">
            <text:p text:style-name="P5">Constituency Tests</text:p>
          </table:table-cell>
          <table:table-cell table:style-name="Table1.A2" office:value-type="string">
            <text:p text:style-name="P39">GT <text:s/>1.3.1 <text:span text:style-name="T13">(pp. 6 - 11)</text:span></text:p>
          </table:table-cell>
          <table:table-cell table:style-name="Table1.D2" office:value-type="string">
            <text:p text:style-name="P54"/>
          </table:table-cell>
        </table:table-row>
        <table:table-row>
          <table:table-cell table:style-name="Table1.A2" office:value-type="string">
            <text:p text:style-name="P2">3</text:p>
          </table:table-cell>
          <table:table-cell table:style-name="Table1.A2" office:value-type="string">
            <text:p text:style-name="P3">What is a <text:span text:style-name="T14">T</text:span>heory of Grammar</text:p>
          </table:table-cell>
          <table:table-cell table:style-name="Table1.A2" office:value-type="string">
            <text:p text:style-name="P39">ST <text:s/><text:span text:style-name="T13"><text:s/>2.1-2.3 (pp. 21 - 29)</text:span></text:p>
          </table:table-cell>
          <table:table-cell table:style-name="Table1.D2" office:value-type="string">
            <text:p text:style-name="P54"/>
          </table:table-cell>
        </table:table-row>
        <table:table-row>
          <table:table-cell table:style-name="Table1.A2" office:value-type="string">
            <text:p text:style-name="P2">4</text:p>
          </table:table-cell>
          <table:table-cell table:style-name="Table1.A2" office:value-type="string">
            <text:p text:style-name="P3">Drawing Trees</text:p>
          </table:table-cell>
          <table:table-cell table:style-name="Table1.A2" office:value-type="string">
            <text:p text:style-name="P40">CGEL <text:s/>1.4 (pp. 18 - 26)</text:p>
          </table:table-cell>
          <table:table-cell table:style-name="Table1.D2" office:value-type="string">
            <text:p text:style-name="P54"/>
          </table:table-cell>
        </table:table-row>
        <table:table-row>
          <table:table-cell table:style-name="Table1.A2" office:value-type="string">
            <text:p text:style-name="P2">5</text:p>
          </table:table-cell>
          <table:table-cell table:style-name="Table1.A2" office:value-type="string">
            <text:p text:style-name="P3">Syntactic Overview</text:p>
          </table:table-cell>
          <table:table-cell table:style-name="Table1.A2" office:value-type="string">
            <text:p text:style-name="P6">SIEG chapter 2</text:p>
          </table:table-cell>
          <table:table-cell table:style-name="Table1.D2" office:value-type="string">
            <text:p text:style-name="P54"/>
          </table:table-cell>
        </table:table-row>
        <table:table-row>
          <table:table-cell table:style-name="Table1.A2" office:value-type="string">
            <text:p text:style-name="P2">6</text:p>
          </table:table-cell>
          <table:table-cell table:style-name="Table1.A2" office:value-type="string">
            <text:p text:style-name="P3">Morphology: Inflexion</text:p>
          </table:table-cell>
          <table:table-cell table:style-name="Table1.A2" office:value-type="string">
            <text:p text:style-name="P6">CGEL 1.4.3 (pp. <text:span text:style-name="T15">26-28</text:span>)</text:p>
            <text:p text:style-name="P7">SIEG 16.4-16.6 (pp. 273-281)</text:p>
          </table:table-cell>
          <table:table-cell table:style-name="Table1.D2" office:value-type="string">
            <text:p text:style-name="P25"/>
          </table:table-cell>
        </table:table-row>
        <table:table-row>
          <table:table-cell table:style-name="Table1.A2" office:value-type="string">
            <text:p text:style-name="P8">7</text:p>
          </table:table-cell>
          <table:table-cell table:style-name="Table1.A2" office:value-type="string">
            <text:p text:style-name="P3">Morphology: <text:span text:style-name="T16">Word Formation</text:span></text:p>
          </table:table-cell>
          <table:table-cell table:style-name="Table1.A2" office:value-type="string">
            <text:p text:style-name="P7">CGEL 19.<text:span text:style-name="T17">1.</text:span>2 (pp. 1624-1626)</text:p>
            <text:p text:style-name="P7">SIEG 16.7 (pp. <text:span text:style-name="T18">281 - 288</text:span>)</text:p>
          </table:table-cell>
          <table:table-cell table:style-name="Table1.D2" office:value-type="string">
            <text:p text:style-name="P25"/>
          </table:table-cell>
        </table:table-row>
        <table:table-row>
          <table:table-cell table:style-name="Table1.A2" office:value-type="string">
            <text:p text:style-name="P8">8</text:p>
          </table:table-cell>
          <table:table-cell table:style-name="Table1.A2" office:value-type="string">
            <text:p text:style-name="P3">The Verb <text:span text:style-name="T19">and Clause 1</text:span></text:p>
          </table:table-cell>
          <table:table-cell table:style-name="Table1.A2" office:value-type="string">
            <text:p text:style-name="P10">SIEG 3.1<text:span text:style-name="T19">-3.2</text:span> (pp. 29-3<text:span text:style-name="T19">7</text:span>)</text:p>
            <text:p text:style-name="P10">SIEG 4.1-4.<text:span text:style-name="T19">2</text:span> (pp.63 -7<text:span text:style-name="T19">0</text:span>)</text:p>
          </table:table-cell>
          <table:table-cell table:style-name="Table1.D2" office:value-type="string">
            <text:p text:style-name="P11"/>
          </table:table-cell>
        </table:table-row>
        <table:table-row>
          <table:table-cell table:style-name="Table1.A2" office:value-type="string">
            <text:p text:style-name="P8">9</text:p>
          </table:table-cell>
          <table:table-cell table:style-name="Table1.A2" office:value-type="string">
            <text:p text:style-name="P12">The Clause 2: Complements</text:p>
          </table:table-cell>
          <table:table-cell table:style-name="Table1.A2" office:value-type="string">
            <text:p text:style-name="P9">SIEG 4.3-4.4 (pp. 70-77)</text:p>
          </table:table-cell>
          <table:table-cell table:style-name="Table1.D2" office:value-type="string">
            <text:p text:style-name="P25"/>
          </table:table-cell>
        </table:table-row>
        <table:table-row>
          <table:table-cell table:style-name="Table1.A2" office:value-type="string">
            <text:p text:style-name="P8">10</text:p>
          </table:table-cell>
          <table:table-cell table:style-name="Table1.A2" office:value-type="string">
            <text:p text:style-name="P3">The Clause <text:span text:style-name="T19">3</text:span>: <text:span text:style-name="T19">Compl X Modf</text:span></text:p>
          </table:table-cell>
          <table:table-cell table:style-name="Table1.A2" office:value-type="string">
            <text:p text:style-name="P9">SIEG 4.5-4.6 (pp. 77-80)</text:p>
          </table:table-cell>
          <table:table-cell table:style-name="Table1.D2" office:value-type="string">
            <text:p text:style-name="P25"/>
          </table:table-cell>
        </table:table-row>
        <table:table-row>
          <table:table-cell table:style-name="Table1.A2" office:value-type="string">
            <text:p text:style-name="P1">1<text:span text:style-name="T20">1</text:span></text:p>
          </table:table-cell>
          <table:table-cell table:style-name="Table1.A2" office:value-type="string">
            <text:p text:style-name="P3">Nou<text:span text:style-name="T21">ns</text:span> </text:p>
          </table:table-cell>
          <table:table-cell table:style-name="Table1.A2" office:value-type="string">
            <text:p text:style-name="P9">SIEG 5.1-5.3 (pp. 82 - 93)</text:p>
          </table:table-cell>
          <table:table-cell table:style-name="Table1.D2" office:value-type="string">
            <text:p text:style-name="P25"/>
          </table:table-cell>
        </table:table-row>
        <table:table-row>
          <table:table-cell table:style-name="Table1.A2" office:value-type="string">
            <text:p text:style-name="P1">1<text:span text:style-name="T20">2</text:span></text:p>
          </table:table-cell>
          <table:table-cell table:style-name="Table1.A2" office:value-type="string">
            <text:p text:style-name="P3">N<text:span text:style-name="T21">oun Phrases: Dependents</text:span></text:p>
          </table:table-cell>
          <table:table-cell table:style-name="Table1.A2" office:value-type="string">
            <text:p text:style-name="P13">SIEG 5.4-5.7 (<text:span text:style-name="T22">pp. </text:span>93 - 100)</text:p>
          </table:table-cell>
          <table:table-cell table:style-name="Table1.D2" office:value-type="string">
            <text:p text:style-name="P25"/>
          </table:table-cell>
        </table:table-row>
        <table:table-row>
          <table:table-cell table:style-name="Table1.A2" office:value-type="string">
            <text:p text:style-name="P1">1<text:span text:style-name="T20">3</text:span></text:p>
          </table:table-cell>
          <table:table-cell table:style-name="Table1.A2" office:value-type="string">
            <text:p text:style-name="P5">Noun Phrases: Genitives</text:p>
          </table:table-cell>
          <table:table-cell table:style-name="Table1.A2" office:value-type="string">
            <text:p text:style-name="P13">SIEG <text:span text:style-name="T22">5.8-5.9 (pp. 100-110)</text:span></text:p>
          </table:table-cell>
          <table:table-cell table:style-name="Table1.D2" office:value-type="string">
            <text:p text:style-name="P25"/>
          </table:table-cell>
        </table:table-row>
        <table:table-row>
          <table:table-cell table:style-name="Table1.A2" office:value-type="string">
            <text:p text:style-name="P1">1<text:span text:style-name="T20">4</text:span></text:p>
          </table:table-cell>
          <table:table-cell table:style-name="Table1.A2" office:value-type="string">
            <text:p text:style-name="P5">Adjectives and Adverbs</text:p>
          </table:table-cell>
          <table:table-cell table:style-name="Table1.A2" office:value-type="string">
            <text:p text:style-name="P14">SIEG 6.1-6.<text:span text:style-name="T23">1</text:span>.5 (pp. 112-118)</text:p>
            <text:p text:style-name="P11">SIEG 6.2-6.2.2 (pp.122-124)</text:p>
          </table:table-cell>
          <table:table-cell table:style-name="Table1.D2" office:value-type="string">
            <text:p text:style-name="P25"/>
          </table:table-cell>
        </table:table-row>
        <table:table-row>
          <table:table-cell table:style-name="Table1.A2" office:value-type="string">
            <text:p text:style-name="P15">1<text:span text:style-name="T20">5</text:span></text:p>
          </table:table-cell>
          <table:table-cell table:style-name="Table1.A2" office:value-type="string">
            <text:p text:style-name="P5">Adj. and Adv. Phrases</text:p>
          </table:table-cell>
          <table:table-cell table:style-name="Table1.A2" office:value-type="string">
            <text:p text:style-name="P14">SIEG 6.<text:span text:style-name="T23">1</text:span>-6.<text:span text:style-name="T23">1</text:span>.<text:span text:style-name="T23">6 (pp.118-122)</text:span></text:p>
            <text:p text:style-name="P11">SIEG 6.2.3 (pp.124-125)</text:p>
          </table:table-cell>
          <table:table-cell table:style-name="Table1.D2" office:value-type="string">
            <text:p text:style-name="P25"/>
          </table:table-cell>
        </table:table-row>
      </table:table>
      <text:p text:style-name="P41">GT: Grammatical Theory</text:p>
      <text:p text:style-name="P41">ST: Syntactic Theory</text:p>
      <text:p text:style-name="P41">CGEL: The Cambridge Grammar of the English Language</text:p>
      <text:p text:style-name="P41">SIEG: A Student’s Introduction to English Grammar</text:p>
      <text:p text:style-name="P41"/>
      <text:p text:style-name="P41">You probably already have access to most of them. If not, no need to worry they are in google drive.</text:p>
      <text:p text:style-name="P42"/>
      <table:table table:name="Table6" table:style-name="Table6">
        <table:table-column table:style-name="Table6.A"/>
        <table:table-row>
          <table:table-cell table:style-name="Table6.A1" office:value-type="string">
            <text:p text:style-name="P43">HOW WILL YOU BE GRADED? </text:p>
          </table:table-cell>
        </table:table-row>
      </table:table>
      <text:p text:style-name="P43"/>
      <text:p text:style-name="P43">We have 17 items: 2 from March and 15 more from here to December. </text:p>
      <text:p text:style-name="P43"/>
      <text:p text:style-name="P44">Items 0 and 0.5 don’t count as weeks from here till December, but they count as course work.</text:p>
      <text:p text:style-name="P43"/>
      <text:p text:style-name="P45">You get points for each item when you hand in the activities for that item. For the activities in each item you get 5 points.</text:p>
      <text:p text:style-name="P43"/>
      <text:p text:style-name="P43">Apart from that there will be a semester project, which consists of <text:span text:style-name="T25">analysing</text:span> a set of sentences. <text:span text:style-name="T24">For the project you get 25 points.</text:span> </text:p>
      <text:p text:style-name="P43"/>
      <text:p text:style-name="P45">So: </text:p>
      <text:p text:style-name="P43"><text:s/><text:span text:style-name="T26">- </text:span>Project: 2<text:span text:style-name="T24">5</text:span> points</text:p>
      <text:p text:style-name="P43"><text:s/><text:span text:style-name="T26">- </text:span>Items: 5 points each <text:span text:style-name="T27">&gt;&gt;&gt; 5 x 15 = 75 points</text:span></text:p>
      <text:p text:style-name="P43"/>
      <text:p text:style-name="P43">...hey but wait there are 17 items and each counts for 5 points <text:span text:style-name="T24">plus 25 from the project. That’s a total of </text:span></text:p>
      <text:p text:style-name="P45">110 points (17 x 5 + 25)! <text:s/>Is there something wrong? No!</text:p>
      <text:p text:style-name="P45"/>
      <text:p text:style-name="P45">Out of the 17 items you can not hand in 2 of them and suffer no consequences. Or if you hand in all of them only the 15 best will count.</text:p>
      <text:p text:style-name="P45"/>
      <text:p text:style-name="P45">Your menção will be calculated by how many points you get.</text:p>
      <text:p text:style-name="P45"/>
      <text:p text:style-name="P45">You know… the usual:</text:p>
      <text:p text:style-name="P45"/>
      <text:p text:style-name="P45">SS <text:s text:c="2"/>100-90 points</text:p>
      <text:p text:style-name="P45">MS <text:s/>70 – 89.9 points</text:p>
      <text:p text:style-name="P45">MM 50 - <text:s/>69.9 points</text:p>
      <text:p text:style-name="P45">MI …. hey! I am really hoping this doesn’t happen ; )</text:p>
      <text:p text:style-name="P45"/>
      <text:p text:style-name="P45"/>
      <table:table table:name="Table13" table:style-name="Table13">
        <table:table-column table:style-name="Table13.A"/>
        <table:table-row>
          <table:table-cell table:style-name="Table13.A1" office:value-type="string">
            <text:p text:style-name="P26">WHAT DO YOU HAVE TO DO FOR THE PROJECT?</text:p>
          </table:table-cell>
        </table:table-row>
      </table:table>
      <text:p text:style-name="P44">The project has two parts A and B. </text:p>
      <text:p text:style-name="P44"/>
      <text:p text:style-name="P44">You have to hand in part A by 10 OCT 2020 and part B by 23 NOV 2020</text:p>
      <text:p text:style-name="P44"/>
      <text:p text:style-name="P44">In each you have to do the grammatical description of some sentences and phrases. I will provide the sentences and phrases you have to describe in a few weeks.</text:p>
      <table:table table:name="Table7" table:style-name="Table7">
        <table:table-column table:style-name="Table7.A"/>
        <table:table-row>
          <table:table-cell table:style-name="Table7.A1" office:value-type="string">
            <text:p text:style-name="P46">WHAT DO I HAVE TO DO TO GET THE POINTS FOR EACH ITEM?</text:p>
          </table:table-cell>
        </table:table-row>
      </table:table>
      <text:p text:style-name="P46"/>
      <text:p text:style-name="P46"><text:span text:style-name="T28">All t</text:span>he activities th<text:span text:style-name="T28">at are</text:span> proposed for each item.</text:p>
      <text:p text:style-name="P46"/>
      <table:table table:name="Table3" table:style-name="Table3">
        <table:table-column table:style-name="Table3.A"/>
        <table:table-row>
          <table:table-cell table:style-name="Table3.A1" office:value-type="string">
            <text:p text:style-name="P46">WHAT KINDS OF ACTIVITIES WILL THERE BE?</text:p>
          </table:table-cell>
        </table:table-row>
      </table:table>
      <text:p text:style-name="P46"/>
      <text:p text:style-name="P46">There will be two kinds:</text:p>
      <text:p text:style-name="P46"/>
      <text:p text:style-name="P46">- online activities: usually questions that you have to answer in Google Forms that I will send you.</text:p>
      <text:p text:style-name="P46"/>
      <text:p text:style-name="P46">- offline activities: usually exercises from the SIEG book that I will assign <text:span text:style-name="T29">and/or a worksheet</text:span>.</text:p>
      <text:p text:style-name="P46"/>
      <table:table table:name="Table8" table:style-name="Table8">
        <table:table-column table:style-name="Table8.A"/>
        <table:table-row>
          <table:table-cell table:style-name="Table8.A1" office:value-type="string">
            <text:p text:style-name="P47">HOW WILL OFFLINE ACTIVITIES BE HANDED IN? </text:p>
          </table:table-cell>
        </table:table-row>
      </table:table>
      <text:p text:style-name="P47"/>
      <text:p text:style-name="P47">This question isn’t highlighted for nothing! Pay Attention!!</text:p>
      <text:p text:style-name="P48"/>
      <text:p text:style-name="P55"><text:span text:style-name="T7">You will </text:span><text:span text:style-name="T8">do the activities </text:span><text:span text:style-name="T7">with pen or pencil in a piece of paper and then you WILL TAKE A PICTURE OF IT and send it to me by email at </text:span><text:a xlink:type="simple" xlink:href="mailto:intromorpho2020.1@gmail.com" text:style-name="Internet_20_link" text:visited-style-name="Visited_20_Internet_20_Link"><text:span text:style-name="T8">intromorpho2020.1@gmail.com</text:span></text:a></text:p>
      <text:p text:style-name="P48"/>
      <text:p text:style-name="P48">If you don’t have a cell phone with a camera please message me so we can make special arrangements. </text:p>
      <text:p text:style-name="P48"/>
      <text:p text:style-name="P48">Each week in the videos for each item I will give you some help in starting to do the activities and also some guidelines about how to organise your answers.</text:p>
      <text:p text:style-name="P48"/>
      <table:table table:name="Table10" table:style-name="Table10">
        <table:table-column table:style-name="Table10.A"/>
        <table:table-row>
          <table:table-cell table:style-name="Table10.A1" office:value-type="string">
            <text:p text:style-name="P67">HOW WILL EACH ACTIVITY BE GRADED?</text:p>
          </table:table-cell>
        </table:table-row>
      </table:table>
      <text:p text:style-name="P49">Each activity will be assigned a mark from 1 – 5.</text:p>
      <text:p text:style-name="P49">I will make videos with answers or release answer keys, after everyone has turned them in.</text:p>
      <text:p text:style-name="P49"/>
      <table:table table:name="Table12" table:style-name="Table12">
        <table:table-column table:style-name="Table12.A"/>
        <table:table-row>
          <table:table-cell table:style-name="Table12.A1" office:value-type="string">
            <text:p text:style-name="P27">CAN ACTIVITIES FOR AN ITEM BE HANDED IN AT ANY TIME?</text:p>
          </table:table-cell>
        </table:table-row>
      </table:table>
      <text:p text:style-name="P50">Nope!</text:p>
      <text:p text:style-name="P50"/>
      <text:p text:style-name="P50">You can hand them in early, but they have due dates, which you can check in the Google Calendar I will be sharing with you. Generally, they will be due at the end of the week.</text:p>
      <text:p text:style-name="P51"/>
      <text:p text:style-name="P51">If an activity is handed in after the due date, it counts for 80% of the total points (i.e., 4).</text:p>
      <text:p text:style-name="P51"><text:s/></text:p>
      <text:p text:style-name="P51">You can hand in activities up to 3 days after the due date. After that, they will not be accepted as course credit anymore. All dates are in the calendar. </text:p>
      <table:table table:name="Table9" table:style-name="Table9">
        <table:table-column table:style-name="Table9.A"/>
        <table:table-row>
          <table:table-cell table:style-name="Table9.A1" office:value-type="string">
            <text:p text:style-name="P52">WHAT ABOUT ATTENDANCE?</text:p>
          </table:table-cell>
        </table:table-row>
      </table:table>
      <text:p text:style-name="P54"><text:span text:style-name="T36">Handing in activities for an item counts as presence for that week. But also, with item from 1-15 I will send a Google Form with a checklist of things that you should do. By checking each item, you will acknowledge that you are aware of what is expected of you for that week. That will count as a presence even if you don’t hand in the activit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8T12:02:37.467124951</meta:creation-date>
    <dc:date>2020-08-19T06:59:37.260605974</dc:date>
    <meta:editing-duration>PT2M35S</meta:editing-duration>
    <meta:editing-cycles>2</meta:editing-cycles>
    <meta:generator>LibreOffice/5.2.7.2$Linux_X86_64 LibreOffice_project/20m0$Build-2</meta:generator>
    <meta:document-statistic meta:table-count="11" meta:image-count="0" meta:object-count="0" meta:page-count="6" meta:paragraph-count="130" meta:word-count="1260" meta:character-count="6836" meta:non-whitespace-character-count="5649"/>
  </office:meta>
</office:document-meta>
</file>